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4814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textarea-horizontal-align="justify" draw:textarea-vertical-align="middle" draw:auto-grow-height="false" draw:shadow="visible"/>
    </style:style>
    <style:style style:name="gr3" style:family="graphic" style:parent-style-name="standard">
      <style:graphic-properties svg:stroke-width="0.2cm" draw:marker-start="Circle" draw:marker-start-width="0.6cm" draw:marker-end="Arrow" draw:marker-end-width="0.6cm" draw:textarea-vertical-align="middle" fo:padding-top="0.225cm" fo:padding-bottom="0.225cm" fo:padding-left="0.35cm" fo:padding-right="0.35cm" draw:shadow="visible"/>
    </style:style>
    <style:style style:name="gr4" style:family="graphic" style:parent-style-name="standard">
      <style:graphic-properties svg:stroke-width="0.2cm" draw:marker-start="Arrow" draw:marker-start-width="0.6cm" draw:marker-end="Circle" draw:marker-end-width="0.6cm" draw:textarea-vertical-align="middle" fo:padding-top="0.225cm" fo:padding-bottom="0.225cm" fo:padding-left="0.35cm" fo:padding-right="0.35cm" draw:shadow="visible"/>
    </style:style>
    <style:style style:name="gr5" style:family="graphic" style:parent-style-name="standard">
      <style:graphic-properties draw:stroke="none" svg:stroke-color="#000000" draw:fill="none" draw:fill-color="#ffffff" fo:min-height="1.3cm" draw:shadow="visible"/>
    </style:style>
    <style:style style:name="P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fo:text-shadow="none" fo:font-weight="bold" style:font-size-asian="22pt" style:font-weight-asian="bold" style:font-size-complex="22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text-shadow="none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3cm" svg:x="2.7cm" svg:y="6.8cm">
          <text:p text:style-name="P1"><text:span text:style-name="T1">Bayesian</text:span></text:p>
          <text:p text:style-name="P1"><text:span text:style-name="T1">Quadratu</text:span><text:span text:style-name="T1">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cm" svg:height="2.6cm" svg:x="13.6cm" svg:y="6.9cm">
          <text:p text:style-name="P2"><text:span text:style-name="T2">Gaussian Process</text:span></text:p>
          <text:p text:style-name="P2"><text:span text:style-name="T2">Lear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cm" svg:height="2.6cm" svg:x="2.2cm" svg:y="14.2cm">
          <text:p text:style-name="P3"><text:span text:style-name="T2">Control/</text:span></text:p>
          <text:p text:style-name="P3"><text:span text:style-name="T2">Active Learning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2.6cm" svg:x="14.2cm" svg:y="14.3cm">
          <text:p text:style-name="P2"><text:span text:style-name="T2">Optimizatio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4cm" svg:y1="8.3cm" svg:x2="13.6cm" svg:y2="8.3cm">
          <text:p/>
        </draw:line>
        <draw:line draw:style-name="gr3" draw:text-style-name="P3" draw:layer="layout" svg:x1="16.1cm" svg:y1="14.2cm" svg:x2="16.1cm" svg:y2="9.5cm">
          <text:p/>
        </draw:line>
        <draw:line draw:style-name="gr4" draw:text-style-name="P3" draw:layer="layout" svg:x1="4.6cm" svg:y1="14.2cm" svg:x2="4.6cm" svg:y2="9.8cm">
          <text:p/>
        </draw:line>
        <draw:line draw:style-name="gr4" draw:text-style-name="P3" draw:layer="layout" svg:x1="7.2cm" svg:y1="15.5cm" svg:x2="14.1cm" svg:y2="15.5cm">
          <text:p/>
        </draw:line>
        <draw:frame draw:style-name="gr5" draw:text-style-name="P4" draw:layer="layout" svg:width="12.5cm" svg:height="1.55cm" svg:x="4.5cm" svg:y="2.75cm">
          <draw:text-box>
            <text:p text:style-name="P4"><text:span text:style-name="T3">Bayesian Cognitivis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2:07:14.142625949</meta:creation-date>
    <dc:date>2015-06-24T12:26:10.028960480</dc:date>
    <meta:editing-duration>PT3M45S</meta:editing-duration>
    <meta:editing-cycles>1</meta:editing-cycles>
    <meta:document-statistic meta:object-count="9"/>
    <meta:generator>LibreOffice/4.2.8.2$Linux_X86_64 LibreOffice_project/420m0$Build-2</meta:generator>
  </office:meta>
</office:document-meta>
</file>